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533cm" draw:marker-end="Arrow_20_concave" draw:marker-end-width="0.35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235cm"/>
    </style:style>
    <style:style style:name="gr5" style:family="graphic" style:parent-style-name="standard">
      <style:graphic-properties draw:stroke="none" svg:stroke-color="#000000" draw:fill="none" draw:fill-color="#ffffff" fo:min-height="1.228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8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color="#008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fo:color="#ff0000"/>
    </style:style>
    <style:style style:name="P6" style:family="paragraph">
      <style:text-properties fo:color="#ff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color="#008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ff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11cm" svg:height="2.719cm" svg:x="8.289cm" svg:y="5.285cm">
          <text:p text:style-name="P1"><text:span text:style-name="T1">realns (R)</text:span></text:p>
          <text:p text:style-name="P1"><text:span text:style-name="T1">(bofa.com)</text:span></text:p>
          <text:p text:style-name="P1"><text:span text:style-name="T1">(10.1.6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509cm" svg:height="1.953cm" svg:x="8.291cm" svg:y="10.07cm">
          <text:p text:style-name="P1"><text:span text:style-name="T1">victimns (V)</text:span></text:p>
          <text:p text:style-name="P1"><text:span text:style-name="T1">(10.1.4.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509cm" svg:height="1.953cm" svg:x="8.291cm" svg:y="14.127cm">
          <text:p text:style-name="P1"><text:span text:style-name="T1">attacker (A)</text:span></text:p>
          <text:p text:style-name="P1"><text:span text:style-name="T1">(10.1.11.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322cm" svg:y1="10.07cm" svg:x2="10.322cm" svg:y2="8.004cm">
          <text:p/>
        </draw:line>
        <draw:line draw:style-name="gr2" draw:text-style-name="P1" draw:layer="layout" svg:x1="10.322cm" svg:y1="14.097cm" svg:x2="10.322cm" svg:y2="12.057cm">
          <text:p/>
        </draw:line>
        <draw:line draw:style-name="gr2" draw:text-style-name="P1" draw:layer="layout" svg:x1="13.06cm" svg:y1="8.004cm" svg:x2="13.06cm" svg:y2="10.07cm">
          <text:p/>
        </draw:line>
        <draw:custom-shape draw:style-name="gr3" draw:text-style-name="P1" draw:layer="layout" svg:width="2.042cm" svg:height="2.07cm" svg:x="12.072cm" svg:y="12.05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5.106cm" svg:height="2.485cm" svg:x="5.616cm" svg:y="12.244cm">
          <draw:text-box>
            <text:p text:style-name="P2"><text:span text:style-name="T2">1. Query</text:span></text:p>
            <text:p text:style-name="P2"><text:span text:style-name="T2">xxxx.bofa.com</text:span></text:p>
          </draw:text-box>
        </draw:frame>
        <draw:frame draw:style-name="gr4" draw:text-style-name="P4" draw:layer="layout" svg:width="5.106cm" svg:height="2.485cm" svg:x="5.51cm" svg:y="8.161cm">
          <draw:text-box>
            <text:p text:style-name="P2"><text:span text:style-name="T2">2. Query</text:span></text:p>
            <text:p text:style-name="P2"><text:span text:style-name="T2">xxxx.bofa.com</text:span></text:p>
          </draw:text-box>
        </draw:frame>
        <draw:frame draw:style-name="gr5" draw:text-style-name="P4" draw:layer="layout" svg:width="11.538cm" svg:height="1.817cm" svg:x="14.862cm" svg:y="7.777cm">
          <draw:text-box>
            <text:p text:style-name="P2"><text:span text:style-name="T2">4. Response NXDOMAIN with CORRECT dnsauth = realns.bofa.com </text:span></text:p>
          </draw:text-box>
        </draw:frame>
        <draw:frame draw:style-name="gr4" draw:text-style-name="P6" draw:layer="layout" svg:width="12.034cm" svg:height="2.485cm" svg:x="14.906cm" svg:y="12.087cm">
          <draw:text-box>
            <text:p text:style-name="P5"><text:span text:style-name="T3">3. Forged Responses with fake </text:span></text:p>
            <text:p text:style-name="P5"><text:span text:style-name="T3">dnsauth = fakens.fakebofa.com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_20_concav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fill-color="#ffff99" draw:fill-image-width="0cm" draw:fill-image-height="0cm" draw:shadow="visible" draw:shadow-offset-x="0.051cm" draw:shadow-offset-y="0.051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un Viswanathan</meta:initial-creator>
    <meta:creation-date>2010-06-03T10:40:32</meta:creation-date>
    <dc:date>2011-07-05T11:36:51</dc:date>
    <dc:creator>Admin </dc:creator>
    <meta:editing-duration>PT31H49M07S</meta:editing-duration>
    <meta:editing-cycles>157</meta:editing-cycles>
    <meta:generator>OpenOffice.org/3.2$Unix OpenOffice.org_project/320m19$Build-9505</meta:generator>
    <meta:document-statistic meta:object-count="11"/>
  </office:meta>
</office:document-meta>
</file>